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P2" style:family="paragraph" style:parent-style-name="Standard">
      <style:text-properties style:font-name="monospace" fo:font-size="10pt" officeooo:rsid="00201a7a" officeooo:paragraph-rsid="00201a7a" style:font-size-asian="10pt" style:font-size-complex="10pt"/>
    </style:style>
    <style:style style:name="P3" style:family="paragraph" style:parent-style-name="Standard">
      <style:text-properties style:font-name="monospace" fo:font-size="10pt" officeooo:paragraph-rsid="0026de39" style:font-size-asian="10pt" style:font-size-complex="10pt"/>
    </style:style>
    <style:style style:name="P4" style:family="paragraph" style:parent-style-name="Standard">
      <style:text-properties style:font-name="monospace" fo:font-size="10pt" fo:font-weight="normal" officeooo:rsid="0026de39" officeooo:paragraph-rsid="0026de39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fo:font-weight="normal" officeooo:rsid="0026de39" officeooo:paragraph-rsid="0026de39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monospace" fo:font-size="10pt" fo:font-weight="normal" officeooo:rsid="002850d2" officeooo:paragraph-rsid="002850d2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monospace" fo:font-size="10pt" fo:font-weight="normal" officeooo:rsid="0029e63d" officeooo:paragraph-rsid="0029e63d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monospace" fo:font-size="14pt" fo:font-weight="bold" officeooo:rsid="00236f84" officeooo:paragraph-rsid="00236f8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monospace" fo:font-size="14pt" fo:font-weight="bold" officeooo:rsid="002850d2" officeooo:paragraph-rsid="002850d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monospace" fo:font-size="14pt" fo:font-weight="bold" officeooo:rsid="0026de39" officeooo:paragraph-rsid="0026de3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monospace" fo:font-size="16pt" fo:font-weight="bold" officeooo:rsid="002850d2" officeooo:paragraph-rsid="002850d2" style:font-size-asian="14pt" style:font-weight-asian="bold" style:font-size-complex="16pt" style:font-weight-complex="bold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21a054" fo:background-color="#ffffff" loext:char-shading-value="0"/>
    </style:style>
    <style:style style:name="T3" style:family="text">
      <style:text-properties fo:color="#000000" officeooo:rsid="00232d5d" fo:background-color="#ffffff" loext:char-shading-value="0"/>
    </style:style>
    <style:style style:name="T4" style:family="text">
      <style:text-properties fo:color="#000000" officeooo:rsid="00262ee5" fo:background-color="#ffffff" loext:char-shading-value="0"/>
    </style:style>
    <style:style style:name="T5" style:family="text">
      <style:text-properties fo:color="#000000" officeooo:rsid="0026de39" fo:background-color="#ffffff" loext:char-shading-value="0"/>
    </style:style>
    <style:style style:name="T6" style:family="text">
      <style:text-properties fo:color="#000000" officeooo:rsid="002850d2" fo:background-color="#ffffff" loext:char-shading-value="0"/>
    </style:style>
    <style:style style:name="T7" style:family="text">
      <style:text-properties fo:color="#000000" officeooo:rsid="0029e63d" fo:background-color="#ffffff" loext:char-shading-value="0"/>
    </style:style>
    <style:style style:name="T8" style:family="text">
      <style:text-properties fo:color="#000000" fo:font-size="14pt" fo:font-weight="bold" officeooo:rsid="00236f84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26de39" fo:background-color="#ffffff" loext:char-shading-value="0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erformance Evaluation</text:span></text:p>
      <text:p text:style-name="P11"><text:span text:style-name="T1"/></text:p>
      <text:p text:style-name="P9"><text:span text:style-name="T1">Introduction:</text:span></text:p>
      <text:p text:style-name="P6"><text:span text:style-name="T1">For each sample size n, the SAR of nC2 lines was computed with the use of the </text:span><text:span text:style-name="T7">parallelized </text:span><text:span text:style-name="T1">map function. Since nC2 is about n^2 and the SAR function is O(n), the time complexity of the map operation was O(n^3).</text:span></text:p>
      <text:p text:style-name="P6"><text:span text:style-name="T1"/></text:p>
      <text:p text:style-name="P7"><text:span text:style-name="T1">The L1 was then found by minimizing the SAR with the parallelized fold function. </text:span></text:p>
      <text:p text:style-name="P7"><text:span text:style-name="T1"/></text:p>
      <text:p text:style-name="P7"><text:span text:style-name="T1">Each test was run with 1, 4, and 8 threads in turn.</text:span></text:p>
      <text:p text:style-name="P10"><text:span text:style-name="T1"/></text:p>
      <text:p text:style-name="P10"><text:span text:style-name="T1">Hardware: </text:span></text:p>
      <text:p text:style-name="P4"><text:span text:style-name="T1">Intel® Core™ i7-3520M CPU @ 2.90GHz × 4 </text:span></text:p>
      <text:p text:style-name="P5"><text:span text:style-name="T1">9.6 GiB </text:span><text:span text:style-name="T6">RAM</text:span></text:p>
      <text:p text:style-name="P8"><text:span text:style-name="T1"/></text:p>
      <text:p text:style-name="P8"><text:span text:style-name="T1">Task 1: CPI data</text:span></text:p>
      <text:p text:style-name="P2"><text:span text:style-name="T1"/></text:p>
      <text:p text:style-name="P2"><text:span text:style-name="T1">These </text:span><text:span text:style-name="T4">all </text:span><text:span text:style-name="T1">produce</text:span><text:span text:style-name="T7">d</text:span><text:span text:style-name="T1"> the same values as the table in the paper, they all r</text:span><text:span text:style-name="T7">a</text:span><text:span text:style-name="T1">n in 0 </text:span><text:span text:style-name="T3">or </text:span><text:span text:style-name="T2">1 </text:span><text:span text:style-name="T1">ms, boooriiing, skip ahead</text:span></text:p>
      <text:p text:style-name="P1"><text:span text:style-name="T1"/></text:p>
      <text:p text:style-name="P1"><text:span text:style-name="T1"/></text:p>
      <text:p text:style-name="P3"><text:span text:style-name="T1">computing L1 of 6 points <text:line-break/>with 1 threads <text:line-break/>Map: 0 ms <text:line-break/>fold1: 0 ms <text:line-break/>L1-&gt; intercept:87.599998,  slope:1.325001,  SAR:1.624992 <text:line-break/><text:line-break/>with 4 threads <text:line-break/>Map: 0 ms <text:line-break/>fold1: 0 ms <text:line-break/>L1-&gt; intercept:87.599998,  slope:1.325001,  SAR:1.624992 <text:line-break/><text:line-break/>with 8 threads <text:line-break/>Map: 1 ms <text:line-break/>fold1: 0 ms <text:line-break/>L1-&gt; intercept:87.599998,  slope:1.325001,  SAR:1.624992 <text:line-break/><text:line-break/>------------------------ <text:line-break/><text:line-break/>computing L1 of 10 points <text:line-break/>with 1 threads <text:line-break/>Map: 0 ms <text:line-break/>fold1: 0 ms <text:line-break/>L1-&gt; intercept:86.560005,  slope:1.920000,  SAR:6.599991 <text:line-break/><text:line-break/>with 4 threads <text:line-break/>Map: 0 ms <text:line-break/>fold1: 1 ms <text:line-break/>L1-&gt; intercept:86.560005,  slope:1.920000,  SAR:6.599991 <text:line-break/><text:line-break/>with 8 threads <text:line-break/>Map: 0 ms <text:line-break/>fold1: 0 ms <text:line-break/>L1-&gt; intercept:86.560005,  slope:1.920000,  SAR:6.599991 <text:line-break/><text:line-break/></text:span><text:soft-page-break/><text:span text:style-name="T1">------------------------ <text:line-break/><text:line-break/>computing L1 of 14 points <text:line-break/>with 1 threads <text:line-break/>Map: 0 ms <text:line-break/>fold1: 0 ms <text:line-break/>L1-&gt; intercept:84.571434,  slope:2.242857,  SAR:8.857140 <text:line-break/><text:line-break/>with 4 threads <text:line-break/>Map: 0 ms <text:line-break/>fold1: 0 ms <text:line-break/>L1-&gt; intercept:84.571434,  slope:2.242857,  SAR:8.857140 <text:line-break/><text:line-break/>with 8 threads <text:line-break/>Map: 0 ms <text:line-break/>fold1: 1 ms <text:line-break/>L1-&gt; intercept:84.571434,  slope:2.242857,  SAR:8.857140 <text:line-break/><text:line-break/>------------------------ <text:line-break/><text:line-break/>computing L1 of 18 points <text:line-break/>with 1 threads <text:line-break/>Map: 0 ms <text:line-break/>fold1: 0 ms <text:line-break/>L1-&gt; intercept:86.000000,  slope:2.100000,  SAR:11.300003 <text:line-break/><text:line-break/>with 4 threads <text:line-break/>Map: 0 ms <text:line-break/>fold1: 0 ms <text:line-break/>L1-&gt; intercept:86.000000,  slope:2.100000,  SAR:11.300003 <text:line-break/><text:line-break/>with 8 threads <text:line-break/>Map: 0 ms <text:line-break/>fold1: 1 ms <text:line-break/>L1-&gt; intercept:86.000000,  slope:2.100000,  SAR:11.300003 <text:line-break/><text:line-break/>------------------------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8">Task </text:span><text:span text:style-name="T9">2</text:span><text:span text:style-name="T8">: </text:span><text:span text:style-name="T9">Stremflow</text:span><text:span text:style-name="T8"> data</text:span><text:span text:style-name="T1"><text:line-break/><text:line-break/></text:span><text:span text:style-name="T5">With O(356^3) we can now see significant speedups from multi-threading, in map at least. </text:span></text:p>
      <text:p text:style-name="P3"><text:span text:style-name="T1"/></text:p>
      <text:p text:style-name="P3"><text:span text:style-name="T1">computing L1 of 365 points <text:line-break/>with 1 threads <text:line-break/>Map: 191 ms <text:line-break/>fold1: 1 ms <text:line-break/>L1-&gt; intercept:173.590912,  slope:-0.116162,  SAR:90229.960938 <text:line-break/><text:line-break/>with 4 threads <text:line-break/>Map: 114 ms <text:line-break/>fold1: 1 ms <text:line-break/>L1-&gt; intercept:173.590912,  slope:-0.116162,  SAR:90229.960938 <text:line-break/><text:line-break/>with 8 threads <text:line-break/></text:span><text:soft-page-break/><text:span text:style-name="T1">Map: 89 ms <text:line-break/>fold1: 1 ms <text:line-break/>L1-&gt; intercept:173.590912,  slope:-0.116162,  SAR:90229.960938 <text:line-break/><text:line-break/>------------------------ </text:span></text:p>
      <text:p text:style-name="P3"><text:span text:style-name="T1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First observation: I needn’t have parallelized fold1. </text:span><text:span text:style-name="T1"><text:line-break/><text:line-break/>computing L1 of 3652 points <text:line-break/>with 1 threads <text:line-break/>Map: 182962 ms <text:line-break/>fold1: 49 ms <text:line-break/>L1-&gt; intercept:137.252686,  slope:-0.002679,  SAR:862936.937500 <text:line-break/><text:line-break/>with 4 threads <text:line-break/>Map: 92424 ms <text:line-break/>fold1: 72 ms <text:line-break/>L1-&gt; intercept:137.252686,  slope:-0.002679,  SAR:862936.937500 <text:line-break/><text:line-break/>with 8 threads <text:line-break/>Map: 86026 ms <text:line-break/>fold1: 53 ms <text:line-break/>L1-&gt; intercept:137.252686,  slope:-0.002679,  SAR:862936.937500 <text:line-break/><text:line-break/>------------------------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58:27.501718441</meta:creation-date>
    <dc:date>2020-02-26T13:27:45.316911936</dc:date>
    <meta:editing-duration>PT28M4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14" meta:word-count="403" meta:character-count="2900" meta:non-whitespace-character-count="2362"/>
  </office:meta>
</office:document-meta>
</file>